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fo:font-size="15pt" officeooo:paragraph-rsid="000d7caf" style:font-size-asian="15pt" style:font-size-complex="15pt"/>
    </style:style>
    <style:style style:name="P2" style:family="paragraph" style:parent-style-name="Standard">
      <style:text-properties fo:font-size="15pt" fo:font-style="normal" officeooo:paragraph-rsid="000d7caf" style:font-size-asian="15pt" style:font-style-asian="normal" style:font-size-complex="15pt" style:font-style-complex="normal"/>
    </style:style>
    <style:style style:name="P3" style:family="paragraph">
      <style:text-properties fo:font-size="20pt" style:font-size-asian="20pt" style:font-size-complex="20pt"/>
    </style:style>
    <style:style style:name="P4" style:family="paragraph">
      <loext:graphic-properties draw:fill-color="#c5000b"/>
      <style:text-properties fo:font-size="12pt"/>
    </style:style>
    <style:style style:name="P5" style:family="paragraph">
      <loext:graphic-properties draw:fill-color="#c5000b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20pt" style:font-size-asian="20pt" style:font-size-complex="20pt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draw:textarea-horizontal-align="justify" draw:textarea-vertical-align="middle" draw:auto-grow-height="false" fo:min-height="1.219cm" fo:min-width="6.82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justify" draw:textarea-vertical-align="middle" draw:auto-grow-height="false" fo:min-height="1.221cm" fo:min-width="6.93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textarea-horizontal-align="justify" draw:textarea-vertical-align="middle" draw:auto-grow-height="false" fo:min-height="2.152cm" fo:min-width="6.99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textarea-horizontal-align="justify" draw:textarea-vertical-align="middle" draw:auto-grow-height="false" fo:min-height="3.226cm" fo:min-width="6.90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textarea-horizontal-align="justify" draw:textarea-vertical-align="middle" draw:auto-grow-height="false" fo:min-height="2.053cm" fo:min-width="7.5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textarea-horizontal-align="justify" draw:textarea-vertical-align="middle" draw:auto-grow-height="false" fo:min-height="2.27cm" fo:min-width="6.95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textarea-horizontal-align="justify" draw:textarea-vertical-align="middle" draw:auto-grow-height="false" fo:min-height="2.272cm" fo:min-width="6.95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textarea-horizontal-align="justify" draw:textarea-vertical-align="middle" draw:auto-grow-height="false" fo:min-height="2.461cm" fo:min-width="10.68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fill-color="#c5000b" draw:textarea-horizontal-align="justify" draw:textarea-vertical-align="middle" draw:auto-grow-height="false" fo:min-height="1.272cm" fo:min-width="0.34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>
      <style:graphic-properties draw:fill-color="#c5000b" draw:textarea-horizontal-align="justify" draw:textarea-vertical-align="middle" draw:auto-grow-height="false" fo:min-height="0.318cm" fo:min-width="1.7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1" style:family="graphic">
      <style:graphic-properties draw:fill-color="#c5000b" draw:textarea-horizontal-align="justify" draw:textarea-vertical-align="middle" draw:auto-grow-height="false" fo:min-height="0.318cm" fo:min-width="2.22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2" style:family="graphic">
      <style:graphic-properties draw:fill-color="#c5000b" draw:textarea-horizontal-align="justify" draw:textarea-vertical-align="middle" draw:auto-grow-height="false" fo:min-height="1.508cm" fo:min-width="0.26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3" style:family="graphic">
      <style:graphic-properties draw:fill-color="#c5000b" draw:textarea-horizontal-align="justify" draw:textarea-vertical-align="middle" draw:auto-grow-height="false" fo:min-height="1.349cm" fo:min-width="0.291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4" style:family="graphic">
      <style:graphic-properties draw:fill-color="#c5000b" draw:textarea-horizontal-align="justify" draw:textarea-vertical-align="middle" draw:auto-grow-height="false" fo:min-height="1.852cm" fo:min-width="0.291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5" style:family="graphic">
      <style:graphic-properties draw:fill-color="#c5000b" draw:textarea-horizontal-align="justify" draw:textarea-vertical-align="middle" draw:auto-grow-height="false" fo:min-height="6.138cm" fo:min-width="0.291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6" style:family="graphic">
      <style:graphic-properties draw:fill-color="#c5000b" draw:textarea-horizontal-align="justify" draw:textarea-vertical-align="middle" draw:auto-grow-height="false" fo:min-height="0.242cm" fo:min-width="2.147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7" style:family="graphic">
      <style:graphic-properties draw:fill-color="#c5000b" draw:textarea-horizontal-align="justify" draw:textarea-vertical-align="middle" draw:auto-grow-height="false" fo:min-height="0.238cm" fo:min-width="2.117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8" style:family="graphic">
      <style:graphic-properties draw:fill-color="#c5000b" draw:textarea-horizontal-align="justify" draw:textarea-vertical-align="middle" draw:auto-grow-height="false" fo:min-height="1.508cm" fo:min-width="0.238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流程圖：</text:p>
      <text:p text:style-name="P2"><draw:custom-shape text:anchor-type="paragraph" draw:z-index="0" draw:style-name="gr1" svg:width="6.959cm" svg:height="1.35cm" svg:x="-0.037cm" svg:y="0.642cm"><text:p><text:span text:style-name="T1">彈簧拉力為</text:span><text:span text:style-name="T1">F=-(K.*dx)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" draw:style-name="gr2" draw:text-style-name="P3" svg:width="7.069cm" svg:height="1.352cm" svg:x="0.016cm" svg:y="2.812cm"><text:p><text:span text:style-name="T2">加速度</text:span><text:span text:style-name="T2">a=F./m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" draw:style-name="gr3" draw:text-style-name="P3" svg:width="7.226cm" svg:height="2.382cm" svg:x="-0.037cm" svg:y="6.436cm"><text:p><text:span text:style-name="T2">v=v0+a.*dt</text:span></text:p><text:p><text:span text:style-name="T2">對速度做積分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3" draw:style-name="gr4" draw:text-style-name="P3" svg:width="7.25cm" svg:height="3.573cm" svg:x="8.509cm" svg:y="2.521cm"><text:p><text:span text:style-name="T2">設定阻力</text:span><text:span text:style-name="T2">fk</text:span></text:p><text:p><text:span text:style-name="T2">v&gt;0=&gt;F-fk</text:span></text:p><text:p><text:span text:style-name="T2">v=0=&gt;F=F</text:span></text:p><text:p><text:span text:style-name="T2">v&lt;0=&gt;F+fk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4" draw:style-name="gr5" draw:text-style-name="P3" svg:width="7.753cm" svg:height="2.276cm" svg:x="-0.09cm" svg:y="9.77cm"><text:p><text:span text:style-name="T2">dx=v.*dt</text:span></text:p><text:p><text:span text:style-name="T2">利用速度求出位移量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5" draw:style-name="gr6" draw:text-style-name="P3" svg:width="7.197cm" svg:height="2.514cm" svg:x="-1.307cm" svg:y="13.501cm"><text:p><text:span text:style-name="T2">U = (K.*(x0-r).^2)./2</text:span></text:p><text:p><text:span text:style-name="T2">plot</text:span><text:span text:style-name="T2">做圖</text:span><text:span text:style-name="T2">(x-U</text:span><text:span text:style-name="T2">圖</text:span><text:span text:style-name="T2">)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6" draw:style-name="gr7" draw:text-style-name="P3" svg:width="7.201cm" svg:height="2.516cm" svg:x="9.409cm" svg:y="8.765cm"><text:p><text:span text:style-name="T2">plot</text:span><text:span text:style-name="T2">做圖</text:span><text:span text:style-name="T2">(dx-t</text:span><text:span text:style-name="T2">圖</text:span><text:span text:style-name="T2">)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7" draw:style-name="gr6" draw:text-style-name="P3" svg:width="7.197cm" svg:height="2.514cm" svg:x="9.435cm" svg:y="12.31cm"><text:p><text:span text:style-name="T2">plot</text:span><text:span text:style-name="T2">做圖</text:span><text:span text:style-name="T2">(x-v</text:span><text:span text:style-name="T2">圖</text:span><text:span text:style-name="T2">)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8" draw:style-name="gr8" draw:text-style-name="P3" svg:width="10.955cm" svg:height="2.726cm" svg:x="7.027cm" svg:y="17.47cm"><text:p><text:span text:style-name="T2">E(i) = (-F.*(x0-r))./2 + (m.*v0.^2)./2</text:span></text:p><text:p><text:span text:style-name="T2">plot</text:span><text:span text:style-name="T2">做圖</text:span><text:span text:style-name="T2">(x-E</text:span><text:span text:style-name="T2">圖</text:span><text:span text:style-name="T2">)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9" draw:style-name="gr9" draw:text-style-name="P4" svg:width="0.346cm" svg:height="1.273cm" svg:x="3.059cm" svg:y="1.78cm"><text:p/><draw:enhanced-geometry svg:viewBox="0 0 21600 21600" draw:type="rectangle" draw:enhanced-path="M 0 0 L 21600 0 21600 21600 0 21600 0 0 Z N"/></draw:custom-shape><draw:custom-shape text:anchor-type="paragraph" draw:z-index="10" draw:style-name="gr10" draw:text-style-name="P5" svg:width="1.721cm" svg:height="0.318cm" svg:x="6.922cm" svg:y="3.473cm"><text:p/><draw:enhanced-geometry svg:viewBox="0 0 21600 21600" draw:type="rectangle" draw:enhanced-path="M 0 0 L 21600 0 21600 21600 0 21600 0 0 Z N"/></draw:custom-shape><draw:custom-shape text:anchor-type="paragraph" draw:z-index="11" draw:style-name="gr11" draw:text-style-name="P5" svg:width="2.223cm" svg:height="0.318cm" svg:x="6.472cm" svg:y="5.246cm"><text:p/><draw:enhanced-geometry svg:viewBox="0 0 21600 21600" draw:type="rectangle" draw:enhanced-path="M 0 0 L 21600 0 21600 21600 0 21600 0 0 Z N"/></draw:custom-shape><draw:custom-shape text:anchor-type="paragraph" draw:z-index="12" draw:style-name="gr12" draw:text-style-name="P5" svg:width="0.265cm" svg:height="1.509cm" svg:x="6.472cm" svg:y="5.246cm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13" draw:style-name="gr13" draw:text-style-name="P5" svg:width="0.292cm" svg:height="1.35cm" svg:x="3.535cm" svg:y="8.606cm"><text:p/><draw:enhanced-geometry svg:viewBox="0 0 21600 21600" draw:type="rectangle" draw:enhanced-path="M 0 0 L 21600 0 21600 21600 0 21600 0 0 Z N"/></draw:custom-shape><draw:custom-shape text:anchor-type="paragraph" draw:z-index="14" draw:style-name="gr14" draw:text-style-name="P5" svg:width="0.292cm" svg:height="1.853cm" svg:x="3.297cm" svg:y="11.913cm"><text:p/><draw:enhanced-geometry svg:viewBox="0 0 21600 21600" draw:type="rectangle" draw:enhanced-path="M 0 0 L 21600 0 21600 21600 0 21600 0 0 Z N"/></draw:custom-shape><draw:custom-shape text:anchor-type="paragraph" draw:z-index="15" draw:style-name="gr15" draw:text-style-name="P5" svg:width="0.292cm" svg:height="6.139cm" svg:x="7.16cm" svg:y="11.728cm"><text:p/><draw:enhanced-geometry svg:viewBox="0 0 21600 21600" draw:type="rectangle" draw:enhanced-path="M 0 0 L 21600 0 21600 21600 0 21600 0 0 Z N"/></draw:custom-shape><draw:custom-shape text:anchor-type="paragraph" draw:z-index="16" draw:style-name="gr16" draw:text-style-name="P4" svg:width="2.147cm" svg:height="0.242cm" svg:x="7.53cm" svg:y="10.643cm"><text:p/><draw:enhanced-geometry svg:viewBox="0 0 21600 21600" draw:type="rectangle" draw:enhanced-path="M 0 0 L 21600 0 21600 21600 0 21600 0 0 Z N"/></draw:custom-shape><draw:custom-shape text:anchor-type="paragraph" draw:z-index="17" draw:style-name="gr17" draw:text-style-name="P5" svg:width="2.117cm" svg:height="0.239cm" svg:x="7.451cm" svg:y="11.49cm"><text:p/><draw:enhanced-geometry svg:viewBox="0 0 21600 21600" draw:type="rectangle" draw:enhanced-path="M 0 0 L 21600 0 21600 21600 0 21600 0 0 Z N"/></draw:custom-shape><draw:custom-shape text:anchor-type="paragraph" draw:z-index="18" draw:style-name="gr18" draw:text-style-name="P5" svg:width="0.239cm" svg:height="1.509cm" svg:x="9.567cm" svg:y="11.49cm"><text:p/><draw:enhanced-geometry svg:viewBox="0 0 21600 21600" draw:type="rectangle" draw:enhanced-path="M 0 0 L 21600 0 21600 21600 0 21600 0 0 Z N"/></draw:custom-shap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TW" style:font-name-complex="Droid Sans Fallback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TW" style:font-name-complex="Droid Sans Fallback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Fallback" style:font-family-complex="'Droid Sans Fallback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2T16:50:20.191663699</meta:creation-date>
    <dc:date>2015-11-12T21:46:23.149280649</dc:date>
    <meta:editing-duration>PT2H13M25S</meta:editing-duration>
    <meta:editing-cycles>2</meta:editing-cycles>
    <meta:generator>LibreOffice/4.4.6.3$Linux_X86_64 LibreOffice_project/40m0$Build-3</meta:generator>
    <meta:document-statistic meta:table-count="0" meta:image-count="0" meta:object-count="0" meta:page-count="1" meta:paragraph-count="1" meta:word-count="4" meta:character-count="4" meta:non-whitespace-character-count="4"/>
  </office:meta>
</office:document-meta>
</file>